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 Extendido: Sistema de Vehículos con Herencia en Java<text:line-break/>Objetivo: Implementar una jerarquía de clases para un sistema de vehículos, utilizando herencia y el modificador de acceso protected.<text:line-break/><text:line-break/>Clase Base Vehiculo:<text:line-break/><text:line-break/>Crea una clase base llamada Vehiculo.<text:line-break/>Esta clase debe tener los siguientes atributos protegidos (protected):<text:line-break/>marca (tipo String)<text:line-break/>modelo (tipo String)<text:line-break/>año (tipo int)<text:line-break/>Métodos:<text:line-break/>Un constructor que reciba los valores de marca, modelo y año para inicializar los atributos.<text:line-break/>Un método mostrarInfo() que imprima los datos básicos del vehículo (marca, modelo, año) en un formato legible. Este método debe ser público para que todas las subclases puedan acceder a él y sobreescribirlo.<text:line-break/>Un método adicional calcularAntiguedad(), también público, que devuelva la antigüedad del vehículo en años (utilizando el año actual como referencia).<text:line-break/>Subclases Auto y Motocicleta:<text:line-break/><text:line-break/>Crea dos subclases de Vehiculo: Auto y Motocicleta, que hereden los atributos y métodos de Vehiculo.<text:line-break/>Detalles de cada subclase:<text:line-break/>Clase Auto:<text:line-break/><text:line-break/>Atributos adicionales:<text:line-break/>tipoCombustible (tipo String) - Puede tomar valores como "gasolina", "diesel", o "eléctrico".<text:line-break/>numeroPuertas (tipo int) - Número de puertas del auto.<text:line-break/>Métodos:<text:line-break/>Constructor que reciba todos los atributos de Vehiculo, además de tipoCombustible y numeroPuertas.<text:line-break/>Sobreescribe el método mostrarInfo() para que también muestre el tipoCombustible y numeroPuertas.<text:line-break/>Clase Motocicleta:<text:line-break/><text:line-break/>Atributos adicionales:<text:line-break/>tipoMoto (tipo String) - Puede tomar valores como "scooter", "deportiva", "enduro".<text:line-break/>cilindrada (tipo int) - Cilindrada de la motocicleta en centímetros cúbicos (cc).<text:line-break/>Métodos:<text:line-break/>Constructor que reciba todos los atributos de Vehiculo, además de tipoMoto y cilindrada.<text:line-break/>Sobreescribe el método mostrarInfo() para que también muestre el tipoMoto y cilindrada.<text:line-break/>Clase Principal Main:<text:line-break/>En la clase principal, realiza las siguientes operaciones:<text:line-break/>Crea una instancia de Auto y una de Motocicleta, inicializando todos sus atributos.<text:line-break/>Llama al método mostrarInfo() en ambas instancias para verificar que todos los detalles específicos se muestren correctamente.<text:line-break/>Llama al método calcularAntiguedad() para cada vehículo e imprime el resultado.<text:line-break/><text:line-break/>--<text:line-break/>Ignacio Gabriel Fontaine Digier<text:line-break/>Licenciado en Informática y Desarrollo de Software<text:line-break/><text:soft-page-break/><text:line-break/>Softwa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08:08:16.140000000</meta:creation-date>
    <dc:date>2024-10-31T08:08:24.397000000</dc:date>
    <meta:editing-duration>PT9S</meta:editing-duration>
    <meta:editing-cycles>1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1" meta:word-count="317" meta:character-count="2259" meta:non-whitespace-character-count="1936"/>
  </office:meta>
</office:document-meta>
</file>